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B1000000D93AF19F56A44987DD.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ira Code" svg:font-family="'Fira Code'"/>
    <style:font-face style:name="3ds" svg:font-family="3ds" style:font-pitch="variable"/>
    <style:font-face style:name="Banksia" svg:font-family="Banksia" style:font-pitch="variable"/>
    <style:font-face style:name="Esphimere" svg:font-family="Esphimere" style:font-pitch="variable"/>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Inconsolata" svg:font-family="Inconsolata" style:font-family-generic="system" style:font-pitch="variable"/>
  </office:font-face-decls>
  <office:automatic-styles>
    <style:style style:name="Table1" style:family="table" style:master-page-name="Standard">
      <style:table-properties style:width="15.926cm" fo:margin-top="0cm" fo:margin-bottom="0cm" style:page-number="1" table:align="center"/>
    </style:style>
    <style:style style:name="Table1.A" style:family="table-column">
      <style:table-column-properties style:column-width="15.926cm"/>
    </style:style>
    <style:style style:name="Table1.1" style:family="table-row">
      <style:table-row-properties fo:keep-together="auto"/>
    </style:style>
    <style:style style:name="Table1.A1" style:family="table-cell">
      <style:table-cell-properties style:vertical-align="" fo:background-color="#3c78d8" fo:padding="0.176cm" fo:border="none">
        <style:background-image/>
      </style:table-cell-properties>
    </style:style>
    <style:style style:name="Tabla3" style:family="table">
      <style:table-properties style:width="15.711cm" fo:margin-left="0.009cm" fo:margin-top="0cm" fo:margin-bottom="0cm" table:align="left"/>
    </style:style>
    <style:style style:name="Tabla3.A" style:family="table-column">
      <style:table-column-properties style:column-width="15.711cm"/>
    </style:style>
    <style:style style:name="Tabla3.1" style:family="table-row">
      <style:table-row-properties fo:keep-together="auto"/>
    </style:style>
    <style:style style:name="Tabla3.A1" style:family="table-cell">
      <style:table-cell-properties style:vertical-align="" fo:background-color="#27343a" fo:padding="0.176cm" fo:border="none">
        <style:background-image/>
      </style:table-cell-properties>
    </style:style>
    <style:style style:name="Tabla4" style:family="table">
      <style:table-properties style:width="15.711cm" fo:margin-left="0.009cm" fo:margin-top="0cm" fo:margin-bottom="0cm" table:align="left"/>
    </style:style>
    <style:style style:name="Tabla4.A" style:family="table-column">
      <style:table-column-properties style:column-width="15.711cm"/>
    </style:style>
    <style:style style:name="Tabla4.1" style:family="table-row">
      <style:table-row-properties fo:keep-together="auto"/>
    </style:style>
    <style:style style:name="Tabla4.A1" style:family="table-cell">
      <style:table-cell-properties style:vertical-align="" fo:background-color="#27343a" fo:padding="0.176cm" fo:border="none">
        <style:background-image/>
      </style:table-cell-properties>
    </style:style>
    <style:style style:name="Tabla1" style:family="table">
      <style:table-properties style:width="15.711cm" fo:margin-left="0.009cm" fo:margin-top="0cm" fo:margin-bottom="0cm" table:align="left"/>
    </style:style>
    <style:style style:name="Tabla1.A" style:family="table-column">
      <style:table-column-properties style:column-width="15.711cm"/>
    </style:style>
    <style:style style:name="Tabla1.1" style:family="table-row">
      <style:table-row-properties fo:keep-together="auto"/>
    </style:style>
    <style:style style:name="Tabla1.A1" style:family="table-cell">
      <style:table-cell-properties style:vertical-align="" fo:background-color="#27343a" fo:padding="0.176cm" fo:border="none">
        <style:background-image/>
      </style:table-cell-properties>
    </style:style>
    <style:style style:name="Tabla2" style:family="table">
      <style:table-properties style:width="15.711cm" fo:margin-left="0.009cm" fo:margin-top="0cm" fo:margin-bottom="0cm" table:align="left"/>
    </style:style>
    <style:style style:name="Tabla2.A" style:family="table-column">
      <style:table-column-properties style:column-width="15.711cm"/>
    </style:style>
    <style:style style:name="Tabla2.1" style:family="table-row">
      <style:table-row-properties fo:keep-together="auto"/>
    </style:style>
    <style:style style:name="Tabla2.A1" style:family="table-cell">
      <style:table-cell-properties style:vertical-align="" fo:background-color="#27343a" fo:padding="0.176cm" fo:border="none">
        <style:background-image/>
      </style:table-cell-properties>
    </style:style>
    <style:style style:name="Tabla5" style:family="table">
      <style:table-properties style:width="15.711cm" fo:margin-left="0.009cm" fo:margin-top="0cm" fo:margin-bottom="0cm" table:align="left"/>
    </style:style>
    <style:style style:name="Tabla5.A" style:family="table-column">
      <style:table-column-properties style:column-width="15.711cm"/>
    </style:style>
    <style:style style:name="Tabla5.1" style:family="table-row">
      <style:table-row-properties fo:keep-together="auto"/>
    </style:style>
    <style:style style:name="Tabla5.A1" style:family="table-cell">
      <style:table-cell-properties style:vertical-align="" fo:background-color="#27343a" fo:padding="0.176cm" fo:border="none">
        <style:background-image/>
      </style:table-cell-properties>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end" style:justify-single-word="false"/>
    </style:style>
    <style:style style:name="P3" style:family="paragraph" style:parent-style-name="Standard">
      <style:paragraph-properties fo:margin-top="0cm" fo:margin-bottom="0cm" loext:contextual-spacing="false" fo:line-height="100%" fo:text-align="center" style:justify-single-word="false"/>
      <style:text-properties fo:color="#a4c2f4" style:text-position="super 58%" style:font-name="3ds" fo:font-size="14pt" fo:font-weight="bold" style:font-size-asian="14pt" style:font-weight-asian="bold" style:font-size-complex="14pt"/>
    </style:style>
    <style:style style:name="P4" style:family="paragraph" style:parent-style-name="Standard">
      <style:paragraph-properties fo:margin-top="0cm" fo:margin-bottom="0cm" loext:contextual-spacing="false"/>
      <style:text-properties style:font-name="Banksia" officeooo:rsid="0049fd00" officeooo:paragraph-rsid="0049fd00"/>
    </style:style>
    <style:style style:name="P5" style:family="paragraph" style:parent-style-name="Standard">
      <style:paragraph-properties fo:margin-top="0cm" fo:margin-bottom="0cm" loext:contextual-spacing="false" fo:line-height="157%"/>
      <style:text-properties fo:color="#333333" style:font-name="Banksia" fo:font-size="10.5pt" officeooo:rsid="00485250" officeooo:paragraph-rsid="00485250" style:font-size-asian="10.5pt" style:font-size-complex="10.5pt"/>
    </style:style>
    <style:style style:name="P6" style:family="paragraph" style:parent-style-name="Standard">
      <style:paragraph-properties fo:margin-top="0cm" fo:margin-bottom="0cm" loext:contextual-spacing="false" fo:line-height="157%" fo:text-align="start" style:justify-single-word="false"/>
      <style:text-properties fo:color="#333333" style:font-name="Banksia" fo:font-size="10.5pt" fo:font-weight="normal" officeooo:rsid="00485250" officeooo:paragraph-rsid="00485250" style:font-size-asian="10.5pt" style:font-weight-asian="normal" style:font-size-complex="10.5pt" style:font-weight-complex="normal"/>
    </style:style>
    <style:style style:name="P7" style:family="paragraph" style:parent-style-name="Standard">
      <style:paragraph-properties fo:margin-top="0cm" fo:margin-bottom="0cm" loext:contextual-spacing="false" fo:line-height="157%" fo:text-align="justify" style:justify-single-word="false"/>
      <style:text-properties fo:color="#333333" style:font-name="Banksia" fo:font-size="10.5pt" fo:font-weight="normal" officeooo:rsid="00485250" officeooo:paragraph-rsid="00485250" style:font-size-asian="10.5pt" style:font-weight-asian="normal" style:font-size-complex="10.5pt" style:font-weight-complex="normal"/>
    </style:style>
    <style:style style:name="P8" style:family="paragraph" style:parent-style-name="Standard">
      <style:paragraph-properties fo:margin-top="0cm" fo:margin-bottom="0cm" loext:contextual-spacing="false" fo:line-height="157%" fo:text-align="justify" style:justify-single-word="false"/>
      <style:text-properties fo:color="#333333" style:font-name="Banksia" fo:font-size="10.5pt" fo:font-weight="normal" officeooo:rsid="0049fd00" officeooo:paragraph-rsid="0049fd00" style:font-size-asian="10.5pt" style:font-weight-asian="normal" style:font-size-complex="10.5pt" style:font-weight-complex="normal"/>
    </style:style>
    <style:style style:name="P9" style:family="paragraph" style:parent-style-name="Heading_20_1">
      <style:paragraph-properties fo:margin-top="0cm" fo:margin-bottom="0cm" loext:contextual-spacing="false"/>
      <style:text-properties officeooo:rsid="0016380c" officeooo:paragraph-rsid="0016380c" fo:background-color="transparent"/>
    </style:style>
    <style:style style:name="P10" style:family="paragraph" style:parent-style-name="Heading_20_1">
      <style:paragraph-properties fo:margin-top="0cm" fo:margin-bottom="0cm" loext:contextual-spacing="false"/>
      <style:text-properties officeooo:rsid="00215aa7" officeooo:paragraph-rsid="00424d41"/>
    </style:style>
    <style:style style:name="P11" style:family="paragraph" style:parent-style-name="Heading_20_1">
      <style:paragraph-properties fo:margin-top="0cm" fo:margin-bottom="0cm" loext:contextual-spacing="false" fo:line-height="157%"/>
      <style:text-properties fo:color="#333333" style:font-name="Banksia" fo:font-size="10.5pt" officeooo:paragraph-rsid="00485250" style:font-size-asian="10.5pt" style:font-size-complex="10.5pt"/>
    </style:style>
    <style:style style:name="P12" style:family="paragraph" style:parent-style-name="Heading_20_1">
      <style:paragraph-properties fo:margin-top="0cm" fo:margin-bottom="0cm" loext:contextual-spacing="false" fo:line-height="157%"/>
      <style:text-properties fo:color="#333333" style:font-name="Banksia" fo:font-size="10.5pt" style:text-underline-style="solid" style:text-underline-width="auto" style:text-underline-color="font-color" officeooo:rsid="00263476" officeooo:paragraph-rsid="0049fd00" style:font-size-asian="10.5pt" style:font-size-complex="10.5pt"/>
    </style:style>
    <style:style style:name="P13" style:family="paragraph" style:parent-style-name="Heading_20_1">
      <style:paragraph-properties fo:margin-top="0cm" fo:margin-bottom="0cm" loext:contextual-spacing="false" fo:line-height="157%"/>
      <style:text-properties fo:color="#008000" fo:font-size="7.5pt" officeooo:paragraph-rsid="002f3e55" style:font-size-asian="7.5pt" style:font-size-complex="7.5pt"/>
    </style:style>
    <style:style style:name="P14" style:family="paragraph" style:parent-style-name="Heading_20_1">
      <style:paragraph-properties fo:margin-top="0cm" fo:margin-bottom="0cm" loext:contextual-spacing="false"/>
      <style:text-properties officeooo:rsid="0049fd00" officeooo:paragraph-rsid="0049fd00"/>
    </style:style>
    <style:style style:name="P15" style:family="paragraph" style:parent-style-name="Preformatted_20_Text">
      <style:paragraph-properties fo:margin-top="0cm" fo:margin-bottom="0cm" loext:contextual-spacing="false" fo:line-height="100%"/>
      <style:text-properties fo:color="#ffffff" style:font-name="Esphimere" fo:font-size="10pt" officeooo:paragraph-rsid="00466128" fo:background-color="#263238" style:font-size-asian="10pt" style:font-size-complex="10pt"/>
    </style:style>
    <style:style style:name="P16" style:family="paragraph" style:parent-style-name="Preformatted_20_Text">
      <style:paragraph-properties fo:margin-top="0cm" fo:margin-bottom="0cm" loext:contextual-spacing="false" fo:line-height="100%"/>
      <style:text-properties fo:color="#ffffff" style:font-name="Esphimere" fo:font-size="10pt" officeooo:paragraph-rsid="002f3e55" style:font-size-asian="10pt" style:font-size-complex="10pt"/>
    </style:style>
    <style:style style:name="P17" style:family="paragraph" style:parent-style-name="Preformatted_20_Text">
      <style:paragraph-properties fo:margin-top="0cm" fo:margin-bottom="0cm" loext:contextual-spacing="false" fo:line-height="100%"/>
      <style:text-properties fo:color="#ffffff" style:font-name="Esphimere" fo:font-size="10pt" officeooo:paragraph-rsid="0049fd00" style:font-size-asian="10pt" style:font-size-complex="10pt"/>
    </style:style>
    <style:style style:name="P18" style:family="paragraph" style:parent-style-name="Preformatted_20_Text">
      <style:paragraph-properties fo:margin-top="0cm" fo:margin-bottom="0cm" loext:contextual-spacing="false" fo:line-height="100%"/>
      <style:text-properties fo:color="#7b98b2" style:font-name="Esphimere" fo:font-size="10pt" fo:font-style="italic" officeooo:paragraph-rsid="00485250" fo:background-color="#263238" style:font-size-asian="10pt" style:font-size-complex="10pt"/>
    </style:style>
    <style:style style:name="P19" style:family="paragraph" style:parent-style-name="Preformatted_20_Text">
      <style:paragraph-properties fo:margin-top="0cm" fo:margin-bottom="0cm" loext:contextual-spacing="false" fo:line-height="100%"/>
      <style:text-properties fo:color="#7b98b2" style:font-name="Esphimere" fo:font-size="10pt" fo:font-style="italic" officeooo:paragraph-rsid="0049fd00" style:font-size-asian="10pt" style:font-size-complex="10pt"/>
    </style:style>
    <style:style style:name="P20" style:family="paragraph" style:parent-style-name="Standard">
      <style:paragraph-properties fo:margin-left="0cm" fo:margin-right="0cm" fo:margin-top="0cm" fo:margin-bottom="0cm" loext:contextual-spacing="false" fo:text-indent="0cm" style:auto-text-indent="false"/>
      <style:text-properties style:font-name="Banksia" fo:font-style="normal" style:font-style-asian="normal" style:font-style-complex="normal"/>
    </style:style>
    <style:style style:name="P21" style:family="paragraph" style:parent-style-name="Standard">
      <style:paragraph-properties fo:margin-left="0cm" fo:margin-right="0cm" fo:margin-top="0cm" fo:margin-bottom="0cm" loext:contextual-spacing="false" fo:line-height="157%" fo:text-align="start" style:justify-single-word="false" fo:orphans="2" fo:widows="2" fo:text-indent="0cm" style:auto-text-indent="false" fo:padding="0cm" fo:border="none"/>
      <style:text-properties fo:color="#000099" style:font-name="Banksia" fo:font-size="10.5pt" fo:font-style="normal" officeooo:rsid="004a3030" officeooo:paragraph-rsid="004a3030" style:font-size-asian="10.5pt" style:font-style-asian="normal" style:font-size-complex="10.5pt" style:font-style-complex="normal"/>
    </style:style>
    <style:style style:name="P22" style:family="paragraph" style:parent-style-name="Standard">
      <style:paragraph-properties fo:margin-left="0cm" fo:margin-right="0cm" fo:margin-top="0cm" fo:margin-bottom="0cm" loext:contextual-spacing="false" fo:line-height="157%" fo:text-align="start" style:justify-single-word="false" fo:orphans="2" fo:widows="2" fo:text-indent="0cm" style:auto-text-indent="false" fo:padding="0cm" fo:border="none"/>
      <style:text-properties style:text-underline-style="solid" style:text-underline-width="auto" style:text-underline-color="font-color" officeooo:paragraph-rsid="00375f5f"/>
    </style:style>
    <style:style style:name="P23" style:family="paragraph" style:parent-style-name="Standard" style:master-page-name="">
      <loext:graphic-properties draw:fill="none"/>
      <style:paragraph-properties fo:margin-left="1.3cm" fo:margin-right="0cm" fo:margin-top="0cm" fo:margin-bottom="0cm" loext:contextual-spacing="false" fo:text-indent="0cm" style:auto-text-indent="false" style:page-number="auto" fo:background-color="transparent"/>
      <style:text-properties style:font-name="Banksia" fo:font-style="normal" style:font-style-asian="normal" style:font-style-complex="normal"/>
    </style:style>
    <style:style style:name="P24" style:family="paragraph" style:parent-style-name="Standard">
      <loext:graphic-properties draw:fill="none"/>
      <style:paragraph-properties fo:margin-left="1.3cm" fo:margin-right="0cm" fo:margin-top="0cm" fo:margin-bottom="0cm" loext:contextual-spacing="false" fo:text-indent="0cm" style:auto-text-indent="false" fo:background-color="transparent"/>
      <style:text-properties style:font-name="Banksia" fo:font-style="normal" officeooo:paragraph-rsid="004a3030" style:font-style-asian="normal" style:font-style-complex="normal"/>
    </style:style>
    <style:style style:name="P25" style:family="paragraph" style:parent-style-name="Preformatted_20_Text">
      <style:text-properties fo:color="#ffffff" style:font-name="Esphimere" fo:font-size="10pt" style:font-size-asian="10pt" style:font-size-complex="10pt"/>
    </style:style>
    <style:style style:name="P26" style:family="paragraph" style:parent-style-name="Preformatted_20_Text">
      <style:text-properties fo:color="#7b98b2" style:font-name="Esphimere" fo:font-size="10pt" fo:font-style="italic" style:font-size-asian="10pt" style:font-size-complex="10pt"/>
    </style:style>
    <style:style style:name="P27" style:family="paragraph" style:parent-style-name="Preformatted_20_Text">
      <style:text-properties fo:color="#e6e6e6" style:font-name="Esphimere" fo:font-size="10pt" style:font-size-asian="10pt" style:font-size-complex="10pt"/>
    </style:style>
    <style:style style:name="P28" style:family="paragraph" style:parent-style-name="Preformatted_20_Text">
      <style:paragraph-properties fo:margin-top="0cm" fo:margin-bottom="0.499cm" loext:contextual-spacing="false"/>
      <style:text-properties fo:color="#e6e6e6" style:font-name="Esphimere" fo:font-size="10pt" style:font-size-asian="10pt" style:font-size-complex="10pt"/>
    </style:style>
    <style:style style:name="P29" style:family="paragraph" style:parent-style-name="Preformatted_20_Text">
      <style:paragraph-properties fo:margin-top="0cm" fo:margin-bottom="0.499cm" loext:contextual-spacing="false"/>
      <style:text-properties fo:color="#ffffff" style:font-name="Esphimere" fo:font-size="10pt" style:font-size-asian="10pt" style:font-size-complex="10pt"/>
    </style:style>
    <style:style style:name="P30" style:family="paragraph" style:parent-style-name="Preformatted_20_Text">
      <style:paragraph-properties fo:margin-top="0cm" fo:margin-bottom="0.499cm" loext:contextual-spacing="false"/>
      <style:text-properties fo:color="#ffffff" style:font-name="Esphimere" fo:font-size="10pt" officeooo:paragraph-rsid="00485250" style:font-size-asian="10pt" style:font-size-complex="10pt"/>
    </style:style>
    <style:style style:name="P31" style:family="paragraph" style:parent-style-name="Heading_20_1">
      <style:paragraph-properties fo:break-before="page"/>
      <style:text-properties officeooo:rsid="00466128" officeooo:paragraph-rsid="00466128"/>
    </style:style>
    <style:style style:name="P32" style:family="paragraph" style:parent-style-name="Standard">
      <style:text-properties style:font-name="Banksia" style:text-underline-style="solid" style:text-underline-width="auto" style:text-underline-color="font-color" fo:background-color="transparent"/>
    </style:style>
    <style:style style:name="P33" style:family="paragraph" style:parent-style-name="Standard">
      <style:paragraph-properties fo:margin-top="0cm" fo:margin-bottom="0cm" loext:contextual-spacing="false" fo:line-height="100%" fo:text-align="center" style:justify-single-word="false"/>
      <style:text-properties fo:color="#ffffff" style:font-name="3ds" fo:font-size="18pt" fo:font-weight="bold" officeooo:rsid="00457b05" officeooo:paragraph-rsid="003729a2" style:font-size-asian="18pt" style:font-weight-asian="bold" style:font-size-complex="18pt"/>
    </style:style>
    <style:style style:name="P34" style:family="paragraph" style:parent-style-name="Standard">
      <style:paragraph-properties fo:margin-top="0cm" fo:margin-bottom="0cm" loext:contextual-spacing="false"/>
      <style:text-properties fo:color="#333333" style:font-name="Banksia" fo:font-size="10.5pt" fo:font-weight="normal" officeooo:rsid="0049fd00" officeooo:paragraph-rsid="0049fd00" style:font-size-asian="10.5pt" style:font-weight-asian="normal" style:font-size-complex="10.5pt" style:font-weight-complex="normal"/>
    </style:style>
    <style:style style:name="P35" style:family="paragraph" style:parent-style-name="Standard">
      <loext:graphic-properties draw:fill="none"/>
      <style:paragraph-properties fo:margin-left="1.3cm" fo:margin-right="0cm" fo:margin-top="0cm" fo:margin-bottom="0cm" loext:contextual-spacing="false" fo:text-indent="0cm" style:auto-text-indent="false" fo:background-color="transparent"/>
      <style:text-properties style:font-name="Banksia" fo:font-style="normal" officeooo:paragraph-rsid="004d4173" style:font-style-asian="normal" style:font-style-complex="normal"/>
    </style:style>
    <style:style style:name="P36" style:family="paragraph" style:parent-style-name="Text_20_body">
      <style:text-properties style:font-name="Banksia" officeooo:rsid="0049fd00"/>
    </style:style>
    <style:style style:name="P37" style:family="paragraph" style:parent-style-name="Heading_20_1">
      <style:paragraph-properties fo:break-before="page"/>
    </style:style>
    <style:style style:name="P38" style:family="paragraph" style:parent-style-name="User_20_Index_20_Heading">
      <style:text-properties style:font-name="3ds"/>
    </style:style>
    <style:style style:name="P39" style:family="paragraph" style:parent-style-name="User_20_Index_20_1">
      <style:paragraph-properties>
        <style:tab-stops>
          <style:tab-stop style:position="15.921cm" style:type="right" style:leader-style="dotted" style:leader-text="."/>
        </style:tab-stops>
      </style:paragraph-properties>
      <style:text-properties style:font-name="Banksia"/>
    </style:style>
    <style:style style:name="P40" style:family="paragraph">
      <loext:graphic-properties draw:fill="solid" draw:fill-color="#a0a0a0"/>
      <style:paragraph-properties fo:text-align="center"/>
    </style:style>
    <style:style style:name="P41" style:family="paragraph">
      <style:paragraph-properties fo:text-align="center"/>
    </style:style>
    <style:style style:name="T1" style:family="text">
      <style:text-properties fo:font-size="6pt" style:font-size-asian="6pt" style:font-size-complex="6pt"/>
    </style:style>
    <style:style style:name="T2" style:family="text">
      <style:text-properties fo:color="#0000ff" fo:font-size="6pt" style:font-size-asian="6pt" style:font-size-complex="6pt"/>
    </style:style>
    <style:style style:name="T3" style:family="text">
      <style:text-properties fo:color="#0000ff" fo:font-size="6pt" fo:font-weight="bold" officeooo:rsid="004a3030" style:font-size-asian="6pt" style:font-weight-asian="bold" style:font-size-complex="6pt"/>
    </style:style>
    <style:style style:name="T4" style:family="text">
      <style:text-properties fo:color="#0000ff" fo:font-size="6pt" fo:font-weight="normal" officeooo:rsid="004a3030" style:font-size-asian="6pt" style:font-weight-asian="normal" style:font-size-complex="6pt" style:font-weight-complex="normal"/>
    </style:style>
    <style:style style:name="T5" style:family="text">
      <style:text-properties fo:color="#0000ff" fo:font-size="6pt" fo:font-weight="normal" officeooo:rsid="004d4173" style:font-size-asian="6pt" style:font-weight-asian="normal" style:font-size-complex="6pt" style:font-weight-complex="normal"/>
    </style:style>
    <style:style style:name="T6" style:family="text">
      <style:text-properties fo:color="#1155cc" officeooo:rsid="002f3e55" style:font-name-asian="Inconsolata" style:font-name-complex="Inconsolata"/>
    </style:style>
    <style:style style:name="T7" style:family="text">
      <style:text-properties fo:font-weight="bold" style:font-weight-asian="bold" style:font-weight-complex="bold"/>
    </style:style>
    <style:style style:name="T8" style:family="text">
      <style:text-properties fo:color="#000000" fo:font-size="6pt" fo:font-weight="normal" style:font-size-asian="6pt" style:font-weight-asian="normal" style:font-size-complex="6pt" style:font-weight-complex="normal"/>
    </style:style>
    <style:style style:name="T9" style:family="text">
      <style:text-properties fo:color="#15b8ae"/>
    </style:style>
    <style:style style:name="T10" style:family="text">
      <style:text-properties fo:color="#15b8ae" fo:font-style="italic"/>
    </style:style>
    <style:style style:name="T11" style:family="text">
      <style:text-properties fo:color="#e6e6e6"/>
    </style:style>
    <style:style style:name="T12" style:family="text">
      <style:text-properties fo:color="#019d76"/>
    </style:style>
    <style:style style:name="T13" style:family="text">
      <style:text-properties fo:color="#017c9d" fo:font-style="italic"/>
    </style:style>
    <style:style style:name="T14" style:family="text">
      <style:text-properties fo:color="#7b98b2"/>
    </style:style>
    <style:style style:name="T15" style:family="text">
      <style:text-properties fo:color="#7b98b2" fo:font-style="italic"/>
    </style:style>
    <style:style style:name="T16" style:family="text">
      <style:text-properties officeooo:rsid="004ed429"/>
    </style:style>
    <style:style style:name="fr1" style:family="graphic" style:parent-style-name="Graphics">
      <style:graphic-properties fo:margin-left="0.159cm" fo:margin-right="0.159cm" fo:margin-top="0.159cm" fo:margin-bottom="0.159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3">OBJETIVO:</text:p>
            <text:p text:style-name="P33">Autenticar la API RESTful con un token por cabecera HTTP</text:p>
          </table:table-cell>
        </table:table-row>
      </table:table>
      <text:p text:style-name="P9"/>
      <text:user-index text:style-name="Sect1" text:name="Definido por el usuario1">
        <text:user-index-source text:use-index-source-styles="true" text:index-name="User-Defined">
          <text:index-title-template text:style-name="User_20_Index_20_Heading">Contenido</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1"/>
            <text:index-source-style text:style-name="Heading_20_2"/>
            <text:index-source-style text:style-name="Heading_20_3"/>
            <text:index-source-style text:style-name="Heading_20_4"/>
            <text:index-source-style text:style-name="Heading_20_5"/>
            <text:index-source-style text:style-name="Heading_20_6"/>
          </text:index-source-styles>
        </text:user-index-source>
        <text:index-body>
          <text:index-title text:style-name="Sect1" text:name="Definido por el usuario1_Head">
            <text:p text:style-name="P38">Contenido</text:p>
          </text:index-title>
          <text:p text:style-name="P39">Habilitar el middleware de autenticación<text:tab/>2</text:p>
          <text:p text:style-name="P39">Revisar método handle del archivo Authenticate.php<text:tab/>2</text:p>
          <text:p text:style-name="P39">Adaptar método boot de acuerdo a requerimientos de autenticación<text:tab/>3</text:p>
          <text:p text:style-name="P39">Colocar el middleware de autenticación en las rutas en el archivo de rutas o en el controlador<text:tab/>3</text:p>
          <text:p text:style-name="P39">Referencias web adicionales<text:tab/>4</text:p>
        </text:index-body>
      </text:user-index>
      <text:p text:style-name="P32"/>
      <text:p text:style-name="P31">Habilitar el middleware de autenticación</text:p>
      <text:p text:style-name="P5">Habilitar el middleware de autenticación y registrar el proveedor de autenticación en el archivo bootstrap/app.php</text:p>
      <table:table table:name="Tabla3" table:style-name="Tabla3">
        <table:table-column table:style-name="Tabla3.A"/>
        <table:table-row table:style-name="Tabla3.1">
          <table:table-cell table:style-name="Tabla3.A1" office:value-type="string">
            <text:p text:style-name="P15">$app<text:span text:style-name="T11">-&gt;</text:span><text:span text:style-name="T12">routeMiddleware</text:span><text:span text:style-name="T11">([</text:span></text:p>
            <text:p text:style-name="P25"><text:span text:style-name="T11"><text:s text:c="4"/></text:span><text:span text:style-name="T9">'auth' </text:span><text:span text:style-name="T11">=&gt; </text:span>App\Http\Middleware\<text:span text:style-name="T12">Authenticate</text:span><text:span text:style-name="T11">::</text:span><text:span text:style-name="T10">class</text:span><text:span text:style-name="T11">,</text:span></text:p>
            <text:p text:style-name="P28">]);</text:p>
          </table:table-cell>
        </table:table-row>
      </table:table>
      <table:table table:name="Tabla4" table:style-name="Tabla4">
        <table:table-column table:style-name="Tabla4.A"/>
        <table:table-row table:style-name="Tabla4.1">
          <table:table-cell table:style-name="Tabla4.A1" office:value-type="string">
            <text:p text:style-name="P18">// Support for Authentication</text:p>
            <text:p text:style-name="P30">$app<text:span text:style-name="T11">-&gt;</text:span><text:span text:style-name="T12">register</text:span><text:span text:style-name="T11">(</text:span>App\Providers\<text:span text:style-name="T12">AuthServiceProvider</text:span><text:span text:style-name="T11">::</text:span><text:span text:style-name="T10">class</text:span><text:span text:style-name="T11">);</text:span></text:p>
          </table:table-cell>
        </table:table-row>
      </table:table>
      <text:p text:style-name="P11"/>
      <text:p text:style-name="Heading_20_1">Revisar método handle del archivo Authenticate.php</text:p>
      <text:p text:style-name="P7">Tener presente el método handle en el archivo <text:span text:style-name="T6">App\Http\Middleware\Authenticate.php</text:span>, este método se ejecutará antes de nuestros métodos protegidos. Así que cada vez que hacemos una solicitud para nuestros métodos de creación, actualización o eliminación, el middleware de autenticación se va a utilizar, y este método handle va a ser llamado.</text:p>
      <text:p text:style-name="P6"/>
      <text:p text:style-name="P7">Si el usuario no está autenticado, entonces devolverá un 401. De lo contrario, pasará la solicitud a la siguiente cosa que procesará esa solicitud.</text:p>
      <table:table table:name="Tabla1" table:style-name="Tabla1">
        <table:table-column table:style-name="Tabla1.A"/>
        <table:table-row table:style-name="Tabla1.1">
          <table:table-cell table:style-name="Tabla1.A1" office:value-type="string">
            <text:p text:style-name="P16"><text:span text:style-name="T13">public function </text:span><text:span text:style-name="T12">handle</text:span><text:span text:style-name="T11">(</text:span><text:span text:style-name="T9">$request</text:span><text:span text:style-name="T11">, Closure </text:span><text:span text:style-name="T9">$next</text:span><text:span text:style-name="T11">, </text:span><text:span text:style-name="T9">$guard </text:span><text:span text:style-name="T11">= </text:span><text:span text:style-name="T13">null</text:span><text:span text:style-name="T11">)</text:span></text:p>
            <text:p text:style-name="P27">{</text:p>
            <text:p text:style-name="P25"><text:span text:style-name="T11"><text:s text:c="4"/></text:span><text:span text:style-name="T13">if </text:span><text:span text:style-name="T11">(</text:span>$this<text:span text:style-name="T11">-&gt;</text:span>auth<text:span text:style-name="T11">-&gt;</text:span><text:span text:style-name="T12">guard</text:span><text:span text:style-name="T11">(</text:span><text:span text:style-name="T9">$guard</text:span><text:span text:style-name="T11">)-&gt;</text:span><text:span text:style-name="T12">guest</text:span><text:span text:style-name="T11">()) {</text:span></text:p>
            <text:p text:style-name="P25"><text:span text:style-name="T11"><text:s text:c="8"/></text:span><text:span text:style-name="T13">return </text:span><text:span text:style-name="T12">response</text:span><text:span text:style-name="T11">(</text:span><text:span text:style-name="T9">'Unauthorized.'</text:span><text:span text:style-name="T11">, </text:span><text:span text:style-name="T9">401</text:span><text:span text:style-name="T11">);</text:span></text:p>
            <text:p text:style-name="P27"><text:s text:c="4"/>}</text:p>
            <text:p text:style-name="P25"><text:span text:style-name="T11"><text:s text:c="4"/></text:span><text:span text:style-name="T13">return </text:span><text:span text:style-name="T9">$next</text:span><text:span text:style-name="T11">(</text:span><text:span text:style-name="T9">$request</text:span><text:span text:style-name="T11">);</text:span></text:p>
            <text:p text:style-name="P28">}</text:p>
          </table:table-cell>
        </table:table-row>
      </table:table>
      <text:p text:style-name="P13"/>
      <text:p text:style-name="P37">Adaptar método boot de acuerdo a requerimientos de autenticación</text:p>
      <text:p text:style-name="P8">Revisar el archivo <text:span text:style-name="T6">/var/www/laravel/apirf.lumen/app/Providers/AuthServiceProvider.php</text:span> el método boot, <text:s/>este es el método que es responsable de autenticar al usuario. Así que de esto va a depender de nuestra implementación. Y en este ejercicio, nuestra implementación va a ser muy simple. Lo que vamos a hacer es buscar una cabecera llamada api-Token. Y si es un cierto valor, entonces vamos a decir que el usuario está autenticado. Para decir que un usuario es autenticado, tenemos que devolver una instancia de usuario. Si devolvemos null, entonces significa que el usuario no está autenticado.</text:p>
      <text:p text:style-name="P8"/>
      <table:table table:name="Tabla2" table:style-name="Tabla2">
        <table:table-column table:style-name="Tabla2.A"/>
        <table:table-row table:style-name="Tabla2.1">
          <table:table-cell table:style-name="Tabla2.A1" office:value-type="string">
            <text:p text:style-name="P17"><text:span text:style-name="T11">$this-&gt;app[</text:span><text:span text:style-name="T9">'auth'</text:span><text:span text:style-name="T11">]-&gt;</text:span><text:span text:style-name="T12">viaRequest</text:span><text:span text:style-name="T11">(</text:span><text:span text:style-name="T9">'api'</text:span><text:span text:style-name="T11">, </text:span><text:span text:style-name="T13">function </text:span><text:span text:style-name="T11">(</text:span><text:span text:style-name="T9">$request</text:span><text:span text:style-name="T11">) {</text:span></text:p>
            <text:p text:style-name="P25"><text:span text:style-name="T11"><text:s text:c="4"/></text:span>$api_token <text:span text:style-name="T11">= </text:span><text:span text:style-name="T9">$request</text:span><text:span text:style-name="T11">-&gt;</text:span><text:span text:style-name="T12">header</text:span><text:span text:style-name="T11">(</text:span><text:span text:style-name="T9">'api-token'</text:span><text:span text:style-name="T11">); </text:span><text:span text:style-name="T15">// IMPORTANT: Name to header must be spinal-case</text:span></text:p>
            <text:p text:style-name="P25"><text:span text:style-name="T14"><text:s text:c="4"/></text:span><text:span text:style-name="T13">if </text:span><text:span text:style-name="T11">(</text:span>$api_token <text:span text:style-name="T11">&amp;&amp; </text:span>$api_token<text:span text:style-name="T11">==</text:span><text:span text:style-name="T9">'freedom'</text:span><text:span text:style-name="T11">){</text:span></text:p>
            <text:p text:style-name="P25"><text:span text:style-name="T11"><text:s text:c="8"/></text:span><text:span text:style-name="T13">return new </text:span>User<text:span text:style-name="T11">(); </text:span><text:span text:style-name="T15">// This is didactic</text:span></text:p>
            <text:p text:style-name="P25"><text:span text:style-name="T14"><text:s text:c="4"/></text:span><text:span text:style-name="T11">}</text:span></text:p>
            <text:p text:style-name="P25"><text:span text:style-name="T11"><text:s text:c="4"/></text:span><text:span text:style-name="T13">return null</text:span><text:span text:style-name="T11">;</text:span></text:p>
            <text:p text:style-name="P28">});</text:p>
          </table:table-cell>
        </table:table-row>
      </table:table>
      <text:p text:style-name="P12"/>
      <text:p text:style-name="P36"><text:span text:style-name="T7">IMPORTANT</text:span>: Name to header must be spinal-case</text:p>
      <text:p text:style-name="P34"/>
      <text:p text:style-name="P14">Colocar el middleware <text:span text:style-name="T16">de </text:span>aut<text:span text:style-name="T16">enticación</text:span> en las rutas en el archivo de rutas o en el controlador</text:p>
      <text:p text:style-name="P4"><text:s/>Colocar el middleware auth en las rutas en el archivo de rutas o como segunda opción es especificar nuestro middleware dentro del constructor de nuestro controlador. Eso depende de la necesidad</text:p>
      <text:p text:style-name="P8"/>
      <table:table table:name="Tabla5" table:style-name="Tabla5">
        <table:table-column table:style-name="Tabla5.A"/>
        <table:table-row table:style-name="Tabla5.1">
          <table:table-cell table:style-name="Tabla5.A1" office:value-type="string">
            <text:p text:style-name="P19">// Other way by each route, but I prefer in the Controller</text:p>
            <text:p text:style-name="P26">// $router-&gt;get('manufacturers', <text:s/>['middleware'=&gt;'auth', 'uses' =&gt; 'ManufacturerController@index']);</text:p>
            <text:p text:style-name="P29">$router<text:span text:style-name="T11">-&gt;</text:span><text:span text:style-name="T12">get</text:span><text:span text:style-name="T11">(</text:span><text:span text:style-name="T9">'manufacturers'</text:span><text:span text:style-name="T11">, <text:s/>[</text:span><text:span text:style-name="T9">'uses' </text:span><text:span text:style-name="T11">=&gt; </text:span><text:span text:style-name="T9">'ManufacturerController@index'</text:span><text:span text:style-name="T11">]);</text:span></text:p>
            <text:p text:style-name="P17"><text:soft-page-break/><text:span text:style-name="T13">public function </text:span><text:span text:style-name="T12">__construct</text:span><text:span text:style-name="T11">()</text:span></text:p>
            <text:p text:style-name="P27">{</text:p>
            <text:p text:style-name="P25"><text:span text:style-name="T11"><text:s text:c="4"/></text:span>$this<text:span text:style-name="T11">-&gt;</text:span><text:span text:style-name="T12">middleware</text:span><text:span text:style-name="T11">(</text:span><text:span text:style-name="T9">'auth'</text:span><text:span text:style-name="T11">, [</text:span><text:span text:style-name="T9">'only' </text:span><text:span text:style-name="T11">=&gt; [</text:span></text:p>
            <text:p text:style-name="P25"><text:span text:style-name="T11"><text:s text:c="8"/></text:span><text:span text:style-name="T9">'store'</text:span><text:span text:style-name="T11">,</text:span></text:p>
            <text:p text:style-name="P25"><text:span text:style-name="T11"><text:s text:c="8"/></text:span><text:span text:style-name="T9">'update'</text:span><text:span text:style-name="T11">,</text:span></text:p>
            <text:p text:style-name="P25"><text:span text:style-name="T11"><text:s text:c="8"/></text:span><text:span text:style-name="T9">'destroy'</text:span></text:p>
            <text:p text:style-name="P25"><text:span text:style-name="T9"><text:s text:c="4"/></text:span><text:span text:style-name="T11">]]);</text:span></text:p>
            <text:p text:style-name="P28">}</text:p>
          </table:table-cell>
        </table:table-row>
      </table:table>
      <text:p text:style-name="P12"/>
      <text:p text:style-name="P10">Referencias web adicionales</text:p>
      <text:p text:style-name="P21">https://code.tutsplus.com/es/tutorials/how-to-secure-a-rest-api-with-lumen-%2Dcms-27442</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ira Code" svg:font-family="'Fira Code'"/>
    <style:font-face style:name="3ds" svg:font-family="3ds" style:font-pitch="variable"/>
    <style:font-face style:name="Banksia" svg:font-family="Banksia" style:font-pitch="variable"/>
    <style:font-face style:name="Esphimere" svg:font-family="Esphimere" style:font-pitch="variable"/>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Inconsolata" svg:font-family="Inconsolat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57%" fo:text-align="start" style:text-autospace="ideograph-alpha" style:line-break="strict" style:writing-mode="lr-tb" style:font-independent-line-spacing="false">
        <style:tab-stops/>
      </style:paragraph-properties>
      <style:text-properties fo:font-variant="normal" fo:text-transform="none" fo:color="#333333" style:text-line-through-style="none" style:text-line-through-type="none" style:text-position="0% 100%" style:font-name="Arial" fo:font-size="10.5pt" fo:language="en" fo:country="US" fo:font-style="normal" style:text-underline-style="none" fo:font-weight="normal" style:letter-kerning="true" style:font-name-asian="Arial1" style:font-size-asian="10.5pt" style:language-asian="zh" style:country-asian="CN" style:font-style-asian="normal" style:font-weight-asian="normal" style:font-name-complex="Arial1" style:font-size-complex="10.5pt" style:language-complex="hi" style:country-complex="IN"/>
    </style:default-style>
    <style:default-style style:family="paragraph">
      <style:paragraph-properties fo:margin-left="0cm" fo:margin-right="0cm" fo:margin-top="0cm" fo:margin-bottom="0cm" loext:contextual-spacing="false" fo:line-height="157%"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333333" style:text-line-through-style="none" style:text-line-through-type="none" style:text-position="0% 100%" style:font-name="Arial" fo:font-size="10.5pt" fo:language="en" fo:country="US" fo:font-style="normal" style:text-underline-style="none" fo:font-weight="normal" style:letter-kerning="true" style:font-name-asian="Arial1" style:font-size-asian="10.5pt" style:language-asian="zh" style:country-asian="CN" style:font-style-asian="normal" style:font-weight-asian="normal" style:font-name-complex="Arial1" style:font-size-complex="10.5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cm" loext:contextual-spacing="false" fo:keep-together="always" fo:keep-with-next="always"/>
      <style:text-properties fo:color="#383838" style:font-name="3ds" fo:font-family="3ds" style:font-pitch="variable" fo:font-size="18pt" fo:font-weight="bold" style:font-size-asian="18pt" style:font-weight-asian="bold" style:font-size-complex="18pt"/>
    </style:style>
    <style:style style:name="Heading_20_2" style:display-name="Heading 2" style:family="paragraph" style:parent-style-name="normal" style:next-style-name="Standard" style:default-outline-level="" style:class="text">
      <style:paragraph-properties fo:text-align="center" style:justify-single-word="false" fo:keep-together="always" fo:keep-with-next="always"/>
      <style:text-properties fo:color="#383838" fo:font-weight="bold" style:font-weight-asian="bold"/>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line-height="157%" fo:keep-together="always" fo:keep-with-next="always"/>
      <style:text-properties fo:color="#383838" fo:font-size="18pt" fo:font-weight="bold" style:font-size-asian="18pt" style:font-weight-asian="bold" style:font-size-complex="18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User_20_Index_20_Heading" style:display-name="User Index Heading" style:family="paragraph" style:parent-style-name="Heading" style:class="index"/>
    <style:style style:name="User_20_Index_20_1" style:display-name="User Index 1" style:family="paragraph" style:parent-style-name="Index" style:class="index"/>
    <style:style style:name="Preformatted_20_Text" style:display-name="Preformatted Text"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top="0cm" fo:margin-bottom="0cm" loext:contextual-spacing="false"/>
    </style:style>
    <style:style style:name="MP2" style:family="paragraph">
      <style:paragraph-properties fo:text-align="center"/>
    </style:style>
    <style:style style:name="MP3" style:family="paragraph" style:parent-style-name="Standard">
      <style:paragraph-properties fo:margin-left="0cm" fo:margin-right="0cm" fo:margin-top="0cm" fo:margin-bottom="0cm" loext:contextual-spacing="false" fo:text-indent="0cm" style:auto-text-indent="false"/>
      <style:text-properties style:font-name="Banksia" fo:font-style="normal" style:font-style-asian="normal" style:font-style-complex="normal"/>
    </style:style>
    <style:style style:name="MP4" style:family="paragraph">
      <loext:graphic-properties draw:fill="solid" draw:fill-color="#a0a0a0"/>
      <style:paragraph-properties fo:text-align="center"/>
    </style:style>
    <style:style style:name="MP5" style:family="paragraph" style:parent-style-name="Standard" style:master-page-name="">
      <loext:graphic-properties draw:fill="none"/>
      <style:paragraph-properties fo:margin-left="1.3cm" fo:margin-right="0cm" fo:margin-top="0cm" fo:margin-bottom="0cm" loext:contextual-spacing="false" fo:text-indent="0cm" style:auto-text-indent="false" style:page-number="auto" fo:background-color="transparent"/>
      <style:text-properties style:font-name="Banksia" fo:font-style="normal" style:font-style-asian="normal" style:font-style-complex="normal"/>
    </style:style>
    <style:style style:name="MP6" style:family="paragraph" style:parent-style-name="Standard">
      <loext:graphic-properties draw:fill="none"/>
      <style:paragraph-properties fo:margin-left="1.3cm" fo:margin-right="0cm" fo:margin-top="0cm" fo:margin-bottom="0cm" loext:contextual-spacing="false" fo:text-indent="0cm" style:auto-text-indent="false" fo:background-color="transparent"/>
      <style:text-properties style:font-name="Banksia" fo:font-style="normal" officeooo:paragraph-rsid="004a3030" style:font-style-asian="normal" style:font-style-complex="normal"/>
    </style:style>
    <style:style style:name="MP7" style:family="paragraph" style:parent-style-name="Standard">
      <loext:graphic-properties draw:fill="none"/>
      <style:paragraph-properties fo:margin-left="1.3cm" fo:margin-right="0cm" fo:margin-top="0cm" fo:margin-bottom="0cm" loext:contextual-spacing="false" fo:text-indent="0cm" style:auto-text-indent="false" fo:background-color="transparent"/>
      <style:text-properties style:font-name="Banksia" fo:font-style="normal" officeooo:paragraph-rsid="004d4173" style:font-style-asian="normal" style:font-style-complex="normal"/>
    </style:style>
    <style:style style:name="MP8" style:family="paragraph" style:parent-style-name="Standard">
      <style:paragraph-properties fo:margin-top="0cm" fo:margin-bottom="0cm" loext:contextual-spacing="false" fo:text-align="end" style:justify-single-word="false"/>
    </style:style>
    <style:style style:name="MT1" style:family="text">
      <style:text-properties fo:font-size="6pt" style:font-size-asian="6pt" style:font-size-complex="6pt"/>
    </style:style>
    <style:style style:name="MT2" style:family="text">
      <style:text-properties fo:color="#0000ff" fo:font-size="6pt" style:font-size-asian="6pt" style:font-size-complex="6pt"/>
    </style:style>
    <style:style style:name="MT3" style:family="text">
      <style:text-properties fo:color="#0000ff" fo:font-size="6pt" fo:font-weight="bold" officeooo:rsid="004a3030" style:font-size-asian="6pt" style:font-weight-asian="bold" style:font-size-complex="6pt"/>
    </style:style>
    <style:style style:name="MT4" style:family="text">
      <style:text-properties fo:color="#000000" fo:font-size="6pt" fo:font-weight="normal" style:font-size-asian="6pt" style:font-weight-asian="normal" style:font-size-complex="6pt" style:font-weight-complex="normal"/>
    </style:style>
    <style:style style:name="MT5" style:family="text">
      <style:text-properties fo:color="#0000ff" fo:font-size="6pt" fo:font-weight="normal" officeooo:rsid="004a3030" style:font-size-asian="6pt" style:font-weight-asian="normal" style:font-size-complex="6pt" style:font-weight-complex="normal"/>
    </style:style>
    <style:style style:name="MT6" style:family="text">
      <style:text-properties fo:color="#0000ff" fo:font-size="6pt" fo:font-weight="normal" officeooo:rsid="004d4173" style:font-size-asian="6pt" style:font-weight-asian="normal" style:font-size-complex="6pt" style:font-weight-complex="normal"/>
    </style:style>
    <style:style style:name="Mfr1" style:family="graphic" style:parent-style-name="Graphics">
      <style:graphic-properties fo:margin-left="0.159cm" fo:margin-right="0.159cm" fo:margin-top="0.159cm" fo:margin-bottom="0.159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from-top"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1.27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draw:line text:anchor-type="paragraph" draw:z-index="11" draw:name="Forma1" draw:style-name="Mgr1" draw:text-style-name="MP2" svg:x1="0.002cm" svg:y1="26.155cm" svg:x2="15.725cm" svg:y2="26.155cm"><text:p/></draw:line></text:p>
      </style:header>
      <style:footer>
        <text:p text:style-name="MP3"><draw:rect text:anchor-type="as-char" svg:y="0cm" draw:z-index="7" draw:style-name="Mgr2" draw:text-style-name="MP4" svg:width="0.003cm" svg:height="0.054cm"><text:p/></draw:rect></text:p>
        <text:p text:style-name="MP5"><draw:frame draw:style-name="Mfr1" draw:name="image6.png" text:anchor-type="char" svg:x="0.259cm" svg:y="0.035cm" svg:width="0.753cm" svg:height="0.885cm" draw:z-index="3"><draw:image xlink:href="Pictures/10000201000000B1000000D93AF19F56A44987DD.png" xlink:type="simple" xlink:show="embed" xlink:actuate="onLoad"/></draw:frame><text:span text:style-name="MT1">Repositorio:</text:span><text:span text:style-name="MT2"> https://github.com/riv4wi/apirf-laravel</text:span></text:p>
        <text:p text:style-name="MP6"><text:span text:style-name="MT1">Rama:</text:span><text:span text:style-name="MT2"> </text:span><text:span text:style-name="MT3">ft-authentication-with-token-very-simple</text:span></text:p>
        <text:p text:style-name="MP7"><text:span text:style-name="MT1">Nombre-documento</text:span><text:span text:style-name="MT4">: <text:s/></text:span><text:span text:style-name="MT5">ft-authentication-with-token-very-simple.</text:span><text:span text:style-name="MT6">odt</text:span></text:p>
        <text:p text:style-name="MP8"><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4-29T03:40:52.228679069</dc:date>
    <meta:editing-duration>PT3H3M56S</meta:editing-duration>
    <meta:editing-cycles>40</meta:editing-cycles>
    <meta:document-statistic meta:table-count="6" meta:image-count="1" meta:object-count="0" meta:page-count="4" meta:paragraph-count="55" meta:word-count="416" meta:character-count="3307" meta:non-whitespace-character-count="2860"/>
  </office:meta>
</office:document-meta>
</file>